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28pt" style:font-size-asian="128pt" style:font-size-complex="128pt"/>
    </style:style>
    <style:style style:name="P2" style:family="paragraph">
      <loext:graphic-properties draw:fill-color="#ffffff"/>
      <style:text-properties fo:font-size="128pt" style:font-size-asian="128pt" style:font-size-complex="128pt"/>
    </style:style>
    <style:style style:name="P3" style:family="paragraph">
      <loext:graphic-properties draw:fill-color="#ffffff"/>
    </style:style>
    <style:style style:name="T1" style:family="text">
      <style:text-properties fo:font-size="128pt" style:font-size-asian="128pt" style:font-size-complex="1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lug.org.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8:11:11.450542116</meta:creation-date>
    <dc:date>2018-01-21T08:12:42.041912700</dc:date>
    <meta:editing-duration>PT1M30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